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 officeooo:rsid="0004e5d5" officeooo:paragraph-rsid="0006ecff"/>
    </style:style>
    <style:style style:name="P2" style:family="paragraph" style:parent-style-name="Standard">
      <style:text-properties style:font-name="Verdana" officeooo:rsid="0004e5d5" officeooo:paragraph-rsid="0004e5d5"/>
    </style:style>
    <style:style style:name="P3" style:family="paragraph" style:parent-style-name="Standard">
      <style:text-properties style:font-name="Verdana" fo:font-weight="bold" officeooo:rsid="0004e5d5" officeooo:paragraph-rsid="0004e5d5" style:font-weight-asian="bold" style:font-weight-complex="bold"/>
    </style:style>
    <style:style style:name="P4" style:family="paragraph" style:parent-style-name="Standard">
      <style:text-properties style:font-name="Verdana" fo:font-weight="bold" officeooo:rsid="0006ecff" officeooo:paragraph-rsid="0006ecff" style:font-weight-asian="bold" style:font-weight-complex="bold"/>
    </style:style>
    <style:style style:name="P5" style:family="paragraph" style:parent-style-name="Standard">
      <style:text-properties style:font-name="Verdana" fo:font-weight="bold" officeooo:rsid="0008b47c" officeooo:paragraph-rsid="0008b47c" style:font-weight-asian="bold" style:font-weight-complex="bold"/>
    </style:style>
    <style:style style:name="P6" style:family="paragraph" style:parent-style-name="Standard">
      <style:text-properties style:font-name="Verdana" officeooo:rsid="0006ecff" officeooo:paragraph-rsid="0006ecff"/>
    </style:style>
    <style:style style:name="P7" style:family="paragraph" style:parent-style-name="Standard">
      <style:text-properties style:font-name="Verdana" officeooo:rsid="0006ecff" officeooo:paragraph-rsid="0006f60a"/>
    </style:style>
    <style:style style:name="P8" style:family="paragraph" style:parent-style-name="Standard">
      <style:text-properties style:font-name="Verdana" officeooo:rsid="0006f60a" officeooo:paragraph-rsid="0006f60a"/>
    </style:style>
    <style:style style:name="P9" style:family="paragraph" style:parent-style-name="Standard">
      <style:text-properties style:font-name="Verdana" officeooo:rsid="0008b47c" officeooo:paragraph-rsid="0008b47c"/>
    </style:style>
    <style:style style:name="P10" style:family="paragraph" style:parent-style-name="Standard">
      <style:text-properties style:font-name="Verdana" officeooo:rsid="0009d882" officeooo:paragraph-rsid="0009d882"/>
    </style:style>
    <style:style style:name="P11" style:family="paragraph" style:parent-style-name="Standard">
      <style:text-properties fo:color="#0000ff" loext:opacity="100%" style:font-name="Verdana" officeooo:rsid="0006f60a" officeooo:paragraph-rsid="0006f60a"/>
    </style:style>
    <style:style style:name="P12" style:family="paragraph" style:parent-style-name="Standard">
      <style:text-properties fo:color="#0000ff" loext:opacity="100%" style:font-name="Verdana" officeooo:rsid="0006ecff" officeooo:paragraph-rsid="0006ecff"/>
    </style:style>
    <style:style style:name="P13" style:family="paragraph" style:parent-style-name="Standard">
      <style:text-properties fo:color="#0000ff" loext:opacity="100%" style:font-name="Verdana" officeooo:rsid="0006ecff" officeooo:paragraph-rsid="0006f60a"/>
    </style:style>
    <style:style style:name="P14" style:family="paragraph" style:parent-style-name="Standard">
      <style:text-properties style:use-window-font-color="true" loext:opacity="0%" style:font-name="Verdana" officeooo:rsid="0006f60a" officeooo:paragraph-rsid="0006f60a"/>
    </style:style>
    <style:style style:name="P15" style:family="paragraph" style:parent-style-name="Preformatted_20_Text">
      <style:text-properties fo:font-variant="normal" fo:text-transform="none" fo:color="#000000" loext:opacity="100%" style:font-name="Verdana" fo:font-size="10.5pt" fo:letter-spacing="normal" fo:font-style="normal" fo:font-weight="normal" officeooo:rsid="0004e5d5" officeooo:paragraph-rsid="0006ecff"/>
    </style:style>
    <style:style style:name="P16" style:family="paragraph" style:parent-style-name="Preformatted_20_Text">
      <style:text-properties fo:font-variant="normal" fo:text-transform="none" fo:color="#000000" loext:opacity="100%" style:font-name="Verdana" fo:font-size="10.5pt" fo:letter-spacing="normal" fo:font-style="normal" fo:font-weight="normal" officeooo:rsid="0004e5d5" officeooo:paragraph-rsid="0004e5d5"/>
    </style:style>
    <style:style style:name="P17" style:family="paragraph" style:parent-style-name="Standard">
      <style:paragraph-properties fo:text-align="center" style:justify-single-word="false"/>
      <style:text-properties style:font-name="Verdana" fo:font-weight="bold" officeooo:rsid="0004e5d5" officeooo:paragraph-rsid="0004e5d5" style:font-weight-asian="bold" style:font-weight-complex="bold"/>
    </style:style>
    <style:style style:name="P18" style:family="paragraph" style:parent-style-name="Standard">
      <style:text-properties style:font-name="Verdana" fo:font-weight="bold" officeooo:rsid="0006ecff" officeooo:paragraph-rsid="0006ecff" style:font-weight-asian="bold" style:font-weight-complex="bold"/>
    </style:style>
    <style:style style:name="T1" style:family="text">
      <style:text-properties officeooo:rsid="000544d8"/>
    </style:style>
    <style:style style:name="T2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fo:font-size="10.5pt" fo:letter-spacing="normal" fo:font-style="normal" fo:font-weight="normal" officeooo:rsid="0006ecff"/>
    </style:style>
    <style:style style:name="T4" style:family="text">
      <style:text-properties officeooo:rsid="0006f60a"/>
    </style:style>
    <style:style style:name="T5" style:family="text">
      <style:text-properties officeooo:rsid="0008b47c"/>
    </style:style>
    <style:style style:name="T6" style:family="text">
      <style:text-properties officeooo:rsid="0009d882"/>
    </style:style>
    <style:style style:name="T7" style:family="text">
      <style:text-properties officeooo:rsid="000b4637"/>
    </style:style>
    <style:style style:name="T8" style:family="text">
      <style:text-properties officeooo:rsid="000c2a54"/>
    </style:style>
    <style:style style:name="T9" style:family="text">
      <style:text-properties officeooo:rsid="000de923"/>
    </style:style>
    <style:style style:name="T10" style:family="text">
      <style:text-properties officeooo:rsid="000f2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/><text:span text:style-name="T9">Repaso </text:span>JavaScript:</text:p>
      <text:p text:style-name="P2"/>
      <text:p text:style-name="P3">Comparación lenguajes de programación.</text:p>
      <text:p text:style-name="P2">Visual Basic – Lisp – <text:span text:style-name="T1">Java – JavaScript</text:span></text:p>
      <text:p text:style-name="P1"><text:span text:style-name="T3">c</text:span><text:span text:style-name="T2">ommand "circle" (list 0 0) r ""</text:span></text:p>
      <text:p text:style-name="P15"/>
      <text:p text:style-name="P4">Sintaxis de JavaScript</text:p>
      <text:p text:style-name="P5">Imprimir en la consola</text:p>
      <text:p text:style-name="P6"><text:span text:style-name="T5">Definir una </text:span>variable</text:p>
      <text:p text:style-name="P9">Solicitar datos del usuario</text:p>
      <text:p text:style-name="P6">condicionales</text:p>
      <text:p text:style-name="P6">ciclos for</text:p>
      <text:p text:style-name="P6">ciclos while</text:p>
      <text:p text:style-name="P9">Calcular una suma</text:p>
      <text:p text:style-name="P9">Definir una función</text:p>
      <text:p text:style-name="P6"><text:span text:style-name="T6">Declara un a</text:span>rray</text:p>
      <text:p text:style-name="P10">Acceder a un elemento de un array</text:p>
      <text:p text:style-name="P10">Agregar elementos a un array</text:p>
      <text:p text:style-name="P6">convención camelCase</text:p>
      <text:p text:style-name="P6"/>
      <text:p text:style-name="P4">Objetos de JavaScript</text:p>
      <text:p text:style-name="P6">Propiedades</text:p>
      <text:p text:style-name="P6">Métodos</text:p>
      <text:p text:style-name="P6"/>
      <text:p text:style-name="P4"/>
      <text:p text:style-name="P4"/>
      <text:p text:style-name="P4"/>
      <text:p text:style-name="P4">DOM: <text:span text:style-name="T10">Document Object Model</text:span></text:p>
      <text:p text:style-name="P6">Acceso al DOM</text:p>
      <text:p text:style-name="P6"/>
      <text:p text:style-name="P8">Insertar HTML en un elemento:</text:p>
      <text:p text:style-name="P11">document.body.innerHTML= “Algún texto”;</text:p>
      <text:p text:style-name="P8"/>
      <text:p text:style-name="P8">Seleccionar elemento por id:</text:p>
      <text:p text:style-name="P12"><text:span text:style-name="T8">var el = </text:span><text:span text:style-name="T4">document.</text:span>getElementById<text:span text:style-name="T4">(“someId”);</text:span></text:p>
      <text:p text:style-name="P6"/>
      <text:p text:style-name="P8">Seleccionar elementos por etiqueta:</text:p>
      <text:p text:style-name="P13"><text:span text:style-name="T4">document.</text:span>getElementsByTagName<text:span text:style-name="T4">(“someTagName”);</text:span></text:p>
      <text:p text:style-name="P7"/>
      <text:p text:style-name="P8">Seleccionar elementos por clase:</text:p>
      <text:p text:style-name="P13"><text:span text:style-name="T4">document.</text:span>getElementsByClassName<text:span text:style-name="T4">(“someClassName”);</text:span></text:p>
      <text:p text:style-name="P6"/>
      <text:p text:style-name="P8">Seleccionar elemento único por <text:span text:style-name="T7">selector</text:span>:</text:p>
      <text:p text:style-name="P12"><text:span text:style-name="T4">document.</text:span>querySelector(“#heading”)</text:p>
      <text:p text:style-name="P6"/>
      <text:p text:style-name="P8">Seleccionar varios elementos por selector css:</text:p>
      <text:p text:style-name="P12">querySelectorAll(“p .animal”)</text:p>
      <text:p text:style-name="P6"/>
      <text:p text:style-name="P8">Cambiar atributo:</text:p>
      <text:p text:style-name="P12">el.src = “url”</text:p>
      <text:p text:style-name="P6"><text:soft-page-break/></text:p>
      <text:p text:style-name="P12">el.setAttribute(“src”, “url”)</text:p>
      <text:p text:style-name="P6"/>
      <text:p text:style-name="P8">Cambiar estilos:</text:p>
      <text:p text:style-name="P12">el.style.background<text:span text:style-name="T8">C</text:span>olor = “<text:span text:style-name="T4">blue</text:span>”;</text:p>
      <text:p text:style-name="P6"/>
      <text:p text:style-name="P14">Crear elementos:</text:p>
      <text:p text:style-name="P12">var otroEl = document.createElement(“div”);</text:p>
      <text:p text:style-name="P6"/>
      <text:p text:style-name="P8">Agregar elementos al DOM:</text:p>
      <text:p text:style-name="P12">el.appendChild(otroEl);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1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17T20:27:24.981000000</dc:date>
    <meta:editing-duration>PT5H10M28S</meta:editing-duration>
    <meta:editing-cycles>9</meta:editing-cycles>
    <meta:document-statistic meta:table-count="0" meta:image-count="0" meta:object-count="0" meta:page-count="2" meta:paragraph-count="43" meta:word-count="135" meta:character-count="1131" meta:non-whitespace-character-count="1035"/>
  </office:meta>
</office:document-meta>
</file>